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paragraph-rsid="0007326e"/>
    </style:style>
    <style:style style:name="P3" style:family="paragraph" style:parent-style-name="Standard">
      <style:paragraph-properties fo:text-align="start" style:justify-single-word="false"/>
      <style:text-properties fo:font-style="italic" officeooo:rsid="00037735" officeooo:paragraph-rsid="00037735" style:font-style-asian="italic" style:font-style-complex="italic"/>
    </style:style>
    <style:style style:name="P4" style:family="paragraph" style:parent-style-name="Standard">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5" style:family="paragraph" style:parent-style-name="Standard" style:list-style-name="L3">
      <style:paragraph-properties fo:text-align="start"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6" style:family="paragraph" style:parent-style-name="Standard">
      <style:paragraph-properties fo:text-align="start" style:justify-single-word="false"/>
      <style:text-properties fo:font-style="italic" fo:font-weight="normal" officeooo:rsid="0003e241" officeooo:paragraph-rsid="0003e241" style:font-style-asian="italic" style:font-weight-asian="normal" style:font-style-complex="italic" style:font-weight-complex="normal"/>
    </style:style>
    <style:style style:name="P7" style:family="paragraph" style:parent-style-name="Standard" style:list-style-name="L5">
      <style:paragraph-properties fo:text-align="start" style:justify-single-word="false"/>
      <style:text-properties fo:font-style="italic" fo:font-weight="normal" officeooo:rsid="0003e241" officeooo:paragraph-rsid="0003e241"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fo:font-weight="normal" officeooo:rsid="0005c91b" officeooo:paragraph-rsid="0005c91b"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italic" fo:font-weight="normal" officeooo:rsid="0007326e" officeooo:paragraph-rsid="0007326e" style:font-style-asian="italic" style:font-weight-asian="normal" style:font-style-complex="italic" style:font-weight-complex="normal"/>
    </style:style>
    <style:style style:name="P10" style:family="paragraph" style:parent-style-name="Standard">
      <style:paragraph-properties fo:text-align="start" style:justify-single-word="false"/>
      <style:text-properties fo:font-style="italic" fo:font-weight="normal" officeooo:rsid="0008c27b" officeooo:paragraph-rsid="0008c27b" style:font-style-asian="italic" style:font-weight-asian="normal" style:font-style-complex="italic" style:font-weight-complex="normal"/>
    </style:style>
    <style:style style:name="P11" style:family="paragraph" style:parent-style-name="Standard">
      <style:paragraph-properties fo:text-align="start" style:justify-single-word="false"/>
      <style:text-properties fo:font-style="italic" fo:font-weight="normal" officeooo:rsid="000d3859" officeooo:paragraph-rsid="000d3859" style:font-style-asian="italic" style:font-weight-asian="normal" style:font-style-complex="italic" style:font-weight-complex="normal"/>
    </style:style>
    <style:style style:name="P12" style:family="paragraph" style:parent-style-name="Standard" style:list-style-name="L7">
      <style:paragraph-properties fo:text-align="start" style:justify-single-word="false"/>
      <style:text-properties fo:font-style="italic" fo:font-weight="bold" officeooo:rsid="0005c91b" officeooo:paragraph-rsid="0005c91b" style:font-style-asian="italic" style:font-weight-asian="bold" style:font-style-complex="italic" style:font-weight-complex="bold"/>
    </style:style>
    <style:style style:name="P13" style:family="paragraph" style:parent-style-name="Standard" style:list-style-name="L7">
      <style:paragraph-properties fo:text-align="start" style:justify-single-word="false"/>
      <style:text-properties fo:font-style="italic" fo:font-weight="bold" officeooo:rsid="0007326e" officeooo:paragraph-rsid="0007326e" style:font-style-asian="italic" style:font-weight-asian="bold" style:font-style-complex="italic" style:font-weight-complex="bold"/>
    </style:style>
    <style:style style:name="P14" style:family="paragraph" style:parent-style-name="Standard">
      <style:paragraph-properties fo:text-align="start" style:justify-single-word="false"/>
      <style:text-properties fo:font-style="italic" fo:font-weight="bold" officeooo:rsid="0007326e" officeooo:paragraph-rsid="0007326e" style:font-style-asian="italic" style:font-weight-asian="bold" style:font-style-complex="italic" style:font-weight-complex="bold"/>
    </style:style>
    <style:style style:name="P15" style:family="paragraph" style:parent-style-name="Standard" style:list-style-name="L8">
      <style:paragraph-properties fo:text-align="start" style:justify-single-word="false"/>
      <style:text-properties fo:font-style="italic" fo:font-weight="bold" officeooo:rsid="0007326e" officeooo:paragraph-rsid="0007326e" style:font-style-asian="italic" style:font-weight-asian="bold" style:font-style-complex="italic" style:font-weight-complex="bold"/>
    </style:style>
    <style:style style:name="P16" style:family="paragraph" style:parent-style-name="Standard" style:list-style-name="L8">
      <style:paragraph-properties fo:text-align="start" style:justify-single-word="false"/>
      <style:text-properties fo:font-style="italic" fo:font-weight="bold" officeooo:rsid="0008c27b" officeooo:paragraph-rsid="0008c27b" style:font-style-asian="italic" style:font-weight-asian="bold" style:font-style-complex="italic" style:font-weight-complex="bold"/>
    </style:style>
    <style:style style:name="P17" style:family="paragraph" style:parent-style-name="Standard">
      <style:paragraph-properties fo:text-align="start" style:justify-single-word="false"/>
      <style:text-properties fo:font-style="italic" fo:font-weight="bold" officeooo:rsid="0008c27b" officeooo:paragraph-rsid="0008c27b"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officeooo:rsid="00037735" officeooo:paragraph-rsid="00037735"/>
    </style:style>
    <style:style style:name="P19" style:family="paragraph" style:parent-style-name="Standard">
      <style:paragraph-properties fo:text-align="start" style:justify-single-word="false"/>
      <style:text-properties officeooo:rsid="00037735" officeooo:paragraph-rsid="00040849"/>
    </style:style>
    <style:style style:name="P20" style:family="paragraph" style:parent-style-name="Standard">
      <style:paragraph-properties fo:text-align="start" style:justify-single-word="false"/>
      <style:text-properties fo:font-style="normal" style:text-underline-style="none" style:font-style-asian="normal" style:font-style-complex="normal"/>
    </style:style>
    <style:style style:name="P21" style:family="paragraph" style:parent-style-name="Standard" style:list-style-name="L3">
      <style:paragraph-properties fo:text-align="start" style:justify-single-word="false"/>
      <style:text-properties fo:font-style="normal" style:text-underline-style="none" fo:font-weight="normal" officeooo:rsid="00039361" officeooo:paragraph-rsid="00039361"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fo:font-weight="normal" officeooo:rsid="0003e241" officeooo:paragraph-rsid="0003e241" style:font-style-asian="normal" style:font-weight-asian="normal" style:font-style-complex="normal" style:font-weight-complex="normal"/>
    </style:style>
    <style:style style:name="P23" style:family="paragraph" style:parent-style-name="Standard" style:list-style-name="L4">
      <style:paragraph-properties fo:text-align="start" style:justify-single-word="false"/>
      <style:text-properties fo:font-weight="bold" officeooo:rsid="0003e241" officeooo:paragraph-rsid="0003e241" style:font-weight-asian="bold" style:font-weight-complex="bold"/>
    </style:style>
    <style:style style:name="T1" style:family="text">
      <style:text-properties officeooo:rsid="0001b827"/>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fo:font-weight="bold" officeooo:rsid="0001b827" style:font-weight-asian="bold" style:font-weight-complex="bold"/>
    </style:style>
    <style:style style:name="T4" style:family="text">
      <style:text-properties fo:font-weight="normal" officeooo:rsid="0001b827" style:font-weight-asian="normal" style:font-weight-complex="normal"/>
    </style:style>
    <style:style style:name="T5" style:family="text">
      <style:text-properties style:text-underline-style="none"/>
    </style:style>
    <style:style style:name="T6" style:family="text">
      <style:text-properties style:text-underline-style="none" fo:font-weight="normal" officeooo:rsid="0001b827" style:font-weight-asian="normal" style:font-weight-complex="normal"/>
    </style:style>
    <style:style style:name="T7" style:family="text">
      <style:text-properties style:text-underline-style="none" fo:font-weight="normal" officeooo:rsid="00039361" style:font-weight-asian="normal" style:font-weight-complex="normal"/>
    </style:style>
    <style:style style:name="T8" style:family="text">
      <style:text-properties style:text-underline-style="none" fo:font-weight="normal" officeooo:rsid="00040849"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officeooo:rsid="0006301c"/>
    </style:style>
    <style:style style:name="T11" style:family="text">
      <style:text-properties style:text-underline-style="none" officeooo:rsid="000d3859"/>
    </style:style>
    <style:style style:name="T12" style:family="text">
      <style:text-properties fo:font-style="italic" fo:font-weight="normal" officeooo:rsid="0001b827" style:font-style-asian="italic" style:font-weight-asian="normal" style:font-style-complex="italic" style:font-weight-complex="normal"/>
    </style:style>
    <style:style style:name="T13" style:family="text">
      <style:text-properties fo:font-style="italic" fo:font-weight="normal" officeooo:rsid="00039361" style:font-style-asian="italic" style:font-weight-asian="normal" style:font-style-complex="italic" style:font-weight-complex="normal"/>
    </style:style>
    <style:style style:name="T14" style:family="text">
      <style:text-properties fo:font-style="italic" style:text-underline-style="none" fo:font-weight="normal" officeooo:rsid="0001b827" style:font-style-asian="italic" style:font-weight-asian="normal" style:font-style-complex="italic" style:font-weight-complex="normal"/>
    </style:style>
    <style:style style:name="T15" style:family="text">
      <style:text-properties fo:font-style="italic" style:text-underline-style="none" fo:font-weight="normal" officeooo:rsid="00039361" style:font-style-asian="italic" style:font-weight-asian="normal" style:font-style-complex="italic" style:font-weight-complex="normal"/>
    </style:style>
    <style:style style:name="T16" style:family="text">
      <style:text-properties fo:font-style="italic" style:text-underline-style="none" fo:font-weight="normal" officeooo:rsid="0007326e"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officeooo:rsid="0001b827" style:font-style-asian="italic" style:font-style-complex="italic"/>
    </style:style>
    <style:style style:name="T19" style:family="text">
      <style:text-properties fo:font-style="normal" style:text-underline-style="none" fo:font-weight="bold" officeooo:rsid="0005c91b" style:font-style-asian="normal" style:font-weight-asian="bold" style:font-style-complex="normal" style:font-weight-complex="bold"/>
    </style:style>
    <style:style style:name="T20" style:family="text">
      <style:text-properties fo:font-style="normal" style:text-underline-style="none" fo:font-weight="bold" officeooo:rsid="0007326e" style:font-style-asian="normal" style:font-weight-asian="bold" style:font-style-complex="normal" style:font-weight-complex="bold"/>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08c27b" style:font-style-asian="normal" style:font-style-complex="normal"/>
    </style:style>
    <style:style style:name="T23" style:family="text">
      <style:text-properties fo:font-variant="normal" fo:text-transform="none" fo:color="#6a6a6a" style:font-name="Liberation Sans1" fo:font-size="12pt" fo:letter-spacing="normal" fo:font-style="italic" style:text-underline-style="none" fo:font-weight="normal" style:font-style-asian="italic" style:font-weight-asian="normal" style:font-style-complex="italic" style:font-weight-complex="normal"/>
    </style:style>
    <style:style style:name="T24" style:family="text">
      <style:text-properties fo:font-variant="normal" fo:text-transform="none" fo:color="#6a6a6a" style:font-name="Liberation Sans1" fo:font-size="12pt" fo:letter-spacing="normal" fo:font-style="italic" style:text-underline-style="none" fo:font-weight="normal" officeooo:rsid="0007326e"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SQL</text:span></text:p>
      <text:p text:style-name="P1"><text:span text:style-name="T6"/></text:p>
      <text:p text:style-name="P1"><text:span text:style-name="T6"/></text:p>
      <text:list xml:id="list4077230607081045154" text:style-name="L3">
        <text:list-item>
          <text:p text:style-name="P5"><text:span text:style-name="T1">Facturation d’un location</text:span></text:p>
          <text:p text:style-name="P21"><text:span text:style-name="T2">paramètre</text:span>: <text:span text:style-name="T2">une location</text:span></text:p>
        </text:list-item>
      </text:list>
      <text:p text:style-name="P4"><text:span text:style-name="T4"/></text:p>
      <text:p text:style-name="P20"><text:span text:style-name="T4">/</text:span><text:span text:style-name="T12">/</text:span><text:span text:style-name="T13"> on récupère le prix du type vehicule avec l’idVehicule</text:span></text:p>
      <text:p text:style-name="P20"><text:span text:style-name="T13"/></text:p>
      <text:p text:style-name="P18"><text:span text:style-name="T6">SELECT prixTypeVehicule</text:span></text:p>
      <text:p text:style-name="P18"><text:span text:style-name="T6">FROM <text:s/>Location,Vehicule,TypeVehicule</text:span></text:p>
      <text:p text:style-name="P18"><text:span text:style-name="T6">WHERE Vehicule.typeVehicule=TypeVehicule.typeVehicule</text:span></text:p>
      <text:p text:style-name="P18"><text:span text:style-name="T6">AND Location.idVehicule=3</text:span></text:p>
      <text:p text:style-name="P18"><text:span text:style-name="T6">AND Location.idVehicule=Vehicule.idVehicule</text:span></text:p>
      <text:p text:style-name="P18"><text:span text:style-name="T6">AND Location.dateLocation=TO_DATE('2016/11/18','yyyy/mm/dd')</text:span></text:p>
      <text:p text:style-name="P18"><text:span text:style-name="T6">AND Location.heureLocation=3;</text:span></text:p>
      <text:p text:style-name="P18"><text:span text:style-name="T6"/></text:p>
      <text:p text:style-name="P18"><text:span text:style-name="T6">/</text:span><text:span text:style-name="T14">/ </text:span><text:span text:style-name="T15">on récupère la date de retour du véhicule</text:span></text:p>
      <text:p text:style-name="P18"><text:span text:style-name="T15"/></text:p>
      <text:p text:style-name="P18"><text:span text:style-name="T6">SELECT Retour.DateR</text:span></text:p>
      <text:p text:style-name="P18"><text:span text:style-name="T6">FROM <text:s/>Location,Retour</text:span></text:p>
      <text:p text:style-name="P18"><text:span text:style-name="T6">WHERE Location.idVehicule=Retour.idVehicule</text:span></text:p>
      <text:p text:style-name="P18"><text:span text:style-name="T6">AND Location.dateLocation=Retour.dateLocation</text:span></text:p>
      <text:p text:style-name="P18"><text:span text:style-name="T6">AND Location.heureLocation=Retour.heureLocation</text:span></text:p>
      <text:p text:style-name="P18"><text:span text:style-name="T6">AND Location.dateLocation=TO_DATE('2016/11/18','yyyy/mm/dd')</text:span></text:p>
      <text:p text:style-name="P18"><text:span text:style-name="T6">AND Location.idVehicule=3</text:span></text:p>
      <text:p text:style-name="P18"><text:span text:style-name="T6">AND Location.heureLocation=3;</text:span></text:p>
      <text:p text:style-name="P18"><text:span text:style-name="T6"/></text:p>
      <text:p text:style-name="P3"><text:span text:style-name="T6">//</text:span><text:span text:style-name="T7">on récupère l’heure de retour du véhicule</text:span></text:p>
      <text:p text:style-name="P18"><text:span text:style-name="T7"/></text:p>
      <text:p text:style-name="P18"><text:span text:style-name="T6">SELECT Retour.HeureR</text:span></text:p>
      <text:p text:style-name="P18"><text:span text:style-name="T6">FROM Location,Retour</text:span></text:p>
      <text:p text:style-name="P18"><text:span text:style-name="T6">WHERE Location.idVehicule=Retour.idVehicule</text:span></text:p>
      <text:p text:style-name="P18"><text:span text:style-name="T6">AND Location.dateLocation=Retour.DateLocation</text:span></text:p>
      <text:p text:style-name="P18"><text:span text:style-name="T6">AND Location.heureLocation=Retour.heureLocation</text:span></text:p>
      <text:p text:style-name="P18"><text:span text:style-name="T6">AND Location.dateLocation=TO_DATE('2016/11/18','yyyy/mm/dd')</text:span></text:p>
      <text:p text:style-name="P18"><text:span text:style-name="T6">AND Location.idVehicule=3</text:span></text:p>
      <text:p text:style-name="P18"><text:span text:style-name="T6">AND Location.heureLocation=3;</text:span></text:p>
      <text:p text:style-name="P18"><text:span text:style-name="T6"/></text:p>
      <text:p text:style-name="P18"><text:span text:style-name="T6">/</text:span><text:span text:style-name="T14">/</text:span><text:span text:style-name="T15">on récupère la réduction de l’abonné</text:span></text:p>
      <text:p text:style-name="P18"><text:span text:style-name="T7"/></text:p>
      <text:p text:style-name="P18"><text:span text:style-name="T6">SELECT Abonnees.reduction</text:span></text:p>
      <text:p text:style-name="P18"><text:span text:style-name="T6">FROM Location,Abonnees</text:span></text:p>
      <text:p text:style-name="P18"><text:span text:style-name="T6">WHERE Location.cbAbonne=Abonnees.cbAbonne</text:span></text:p>
      <text:p text:style-name="P18"><text:span text:style-name="T6">AND Location.dateLocation=TO_DATE('2016/11/18','yyyy/mm/dd')</text:span></text:p>
      <text:p text:style-name="P18"><text:span text:style-name="T6">AND Location.idVehicule=3</text:span></text:p>
      <text:p text:style-name="P18"><text:span text:style-name="T6">AND Location.heureLocation=3;</text:span></text:p>
      <text:p text:style-name="P18"><text:span text:style-name="T6"/></text:p>
      <text:p text:style-name="P19"><text:span text:style-name="T6">//</text:span><text:span text:style-name="T8">Par choix de simplicité le calcul est géré dans le code Java.</text:span></text:p>
      <text:p text:style-name="P19"><text:span text:style-name="T14">on affiche </text:span><text:span text:style-name="T15">(prixV</text:span><text:span text:style-name="T14">ehicule)*((dateR-dateLocation)*24+HeureR-HeureLocation)(1-0.25*Reduction)</text:span></text:p>
      <text:p text:style-name="P18"><text:soft-page-break/><text:span text:style-name="T14"/></text:p>
      <text:list xml:id="list2290389916776284331" text:style-name="L4">
        <text:list-item>
          <text:p text:style-name="P23"><text:span text:style-name="T18">T</text:span><text:span text:style-name="T17">emps moyen d’utilisation par véhicule par mois</text:span></text:p>
        </text:list-item>
      </text:list>
      <text:p text:style-name="P22"><text:span text:style-name="T5"><text:tab/></text:span><text:span text:style-name="T9">paramètres : un mois du calendrier</text:span></text:p>
      <text:p text:style-name="P22"><text:span text:style-name="T9"/></text:p>
      <text:p text:style-name="P6"><text:span text:style-name="T5">// on travaille sur la table Retour où l’on somme par idVehicule, les temps d’utilisation.Trois cas sont à distinguer : </text:span></text:p>
      <text:p text:style-name="P6"><text:span text:style-name="T5">-la date de retour et celle de location sont dans le mois voulu</text:span></text:p>
      <text:p text:style-name="P6"><text:span text:style-name="T5">-la date de location appartient au mois voulu, celle du retour est sur le mois suivant</text:span></text:p>
      <text:p text:style-name="P6"><text:span text:style-name="T5">-la date de retour appartient au mois voulus, celle de lacoation est sur le mois précedant</text:span></text:p>
      <text:p text:style-name="P6"><text:span text:style-name="T5">On a limité la durée de location à un mois</text:span></text:p>
      <text:p text:style-name="P22"><text:span text:style-name="T9"/></text:p>
      <text:p text:style-name="P22"><text:span text:style-name="T5">SELECT idVehicule,SUM(</text:span></text:p>
      <text:p text:style-name="P22"><text:span text:style-name="T5">CASE when extract(month from Retour.DateR)=11</text:span></text:p>
      <text:p text:style-name="P22"><text:span text:style-name="T5">AND extract(year from Retour.DateR)=2016</text:span></text:p>
      <text:p text:style-name="P22"><text:span text:style-name="T5">AND extract(month from Retour.dateLocation)=11</text:span></text:p>
      <text:p text:style-name="P22"><text:span text:style-name="T5">THEN (dateR -dateLocation)*24+heureR-heureLocation</text:span></text:p>
      <text:p text:style-name="P22"><text:span text:style-name="T5">WHEN extract(month from dateLocation)=11</text:span></text:p>
      <text:p text:style-name="P22"><text:span text:style-name="T5">AND extract(year from dateLocation)=2016</text:span></text:p>
      <text:p text:style-name="P22"><text:span text:style-name="T5">THEN (dateR-dateLocation)*24 -extract(day from dateR)*24+24-heureLocation</text:span></text:p>
      <text:p text:style-name="P22"><text:span text:style-name="T5">WHEN extract(month from dateR)=11</text:span></text:p>
      <text:p text:style-name="P22"><text:span text:style-name="T5">AND extract(year from dateR)=2016</text:span></text:p>
      <text:p text:style-name="P22"><text:span text:style-name="T5">THEN extract(day from dateR)*24-24+heureR</text:span></text:p>
      <text:p text:style-name="P22"><text:span text:style-name="T5">end)</text:span></text:p>
      <text:p text:style-name="P22"><text:span text:style-name="T5">FROM Retour</text:span></text:p>
      <text:p text:style-name="P22"><text:span text:style-name="T5">GROUP BY (idVehicule);</text:span></text:p>
      <text:p text:style-name="P22"><text:span text:style-name="T5"/></text:p>
      <text:p text:style-name="P22"><text:span text:style-name="T9"/></text:p>
      <text:list xml:id="list3745114472886323149" text:style-name="L5">
        <text:list-item>
          <text:p text:style-name="P7"><text:span text:style-name="T9">Temps moyen d’utilisation par catégorie de véhicule par mois</text:span></text:p>
        </text:list-item>
      </text:list>
      <text:p text:style-name="P6"><text:span text:style-name="T9"><text:tab/></text:span><text:span text:style-name="T19">paramètres : une catégorie de véhicule et un mois donné</text:span></text:p>
      <text:p text:style-name="P6"><text:span text:style-name="T19"/></text:p>
      <text:p text:style-name="P6"><text:span text:style-name="T19"/></text:p>
      <text:p text:style-name="P6"><text:span text:style-name="T19">//</text:span><text:span text:style-name="T10">On réalise une demande similaire à la précédente en groupant par type de véhicule</text:span></text:p>
      <text:p text:style-name="P6"><text:span text:style-name="T10"/></text:p>
      <text:p text:style-name="P8"><text:span text:style-name="T21">SELECT typeVehicule,SUM(</text:span></text:p>
      <text:p text:style-name="P8"><text:span text:style-name="T21">CASE when extract(month from Retour.DateR)=11</text:span></text:p>
      <text:p text:style-name="P8"><text:span text:style-name="T21">AND extract(year from Retour.DateR)=2016</text:span></text:p>
      <text:p text:style-name="P8"><text:span text:style-name="T21">AND extract(month from Retour.dateLocation)=11</text:span></text:p>
      <text:p text:style-name="P8"><text:span text:style-name="T21">THEN (dateR -dateLocation)*24+heureR-heureLocation</text:span></text:p>
      <text:p text:style-name="P8"><text:span text:style-name="T21">WHEN extract(month from dateLocation)=11</text:span></text:p>
      <text:p text:style-name="P8"><text:span text:style-name="T21">AND extract(year from dateLocation)=2016</text:span></text:p>
      <text:p text:style-name="P8"><text:span text:style-name="T21">THEN (dateR-dateLocation)*24 -extract(day from dateR)*24+24-heureLocation</text:span></text:p>
      <text:p text:style-name="P8"><text:span text:style-name="T21">WHEN extract(month from dateR)=11</text:span></text:p>
      <text:p text:style-name="P8"><text:span text:style-name="T21">AND extract(year from dateR)=2016</text:span></text:p>
      <text:p text:style-name="P8"><text:span text:style-name="T21">THEN extract(day from dateR)*24-24+heureR</text:span></text:p>
      <text:p text:style-name="P8"><text:span text:style-name="T21">end)</text:span></text:p>
      <text:p text:style-name="P8"><text:span text:style-name="T21">FROM Retour,vehicule</text:span></text:p>
      <text:p text:style-name="P8"><text:span text:style-name="T21">WHERE retour.idVehicule=Vehicule.idVehicule</text:span></text:p>
      <text:p text:style-name="P8"><text:span text:style-name="T21">AND Vehicule.typeVehicule='vélo électrique'</text:span></text:p>
      <text:p text:style-name="P8"><text:span text:style-name="T21">GROUP BY (typeVehicule) ;</text:span></text:p>
      <text:list xml:id="list4836110238707656934" text:style-name="L7">
        <text:list-item>
          <text:p text:style-name="P12"><text:soft-page-break/><text:span text:style-name="T5">Catégorie de véhicule la plus utilisée par tranche d’âge de 10 ans</text:span></text:p>
          <text:p text:style-name="P13"><text:span text:style-name="T21">paramètres : une catégorie de véhicule</text:span></text:p>
        </text:list-item>
      </text:list>
      <text:p text:style-name="P14"><text:span text:style-name="T21"/></text:p>
      <text:p text:style-name="P2"><text:span text:style-name="T20">//</text:span><text:span text:style-name="T16">On somme les temps de location pour chaque type de vehicule pour une tranche d’age (0 à 10 ans dans cet exemple) , que l’on affiche par ordre décroissant afin d’afficher le type de véhicule le plus utilisé en premier . Notre code java va, quant à lui boucler sur les differentes tranches d’age par saut de 10 ans et n’afficher que la première valeur de la requ</text:span><text:span text:style-name="Emphasis"><text:span text:style-name="T23">ê</text:span></text:span><text:span text:style-name="Emphasis"><text:span text:style-name="T24">te.</text:span></text:span></text:p>
      <text:p text:style-name="P2"><text:span text:style-name="Emphasis"><text:span text:style-name="T24"/></text:span></text:p>
      <text:p text:style-name="P9"><text:span text:style-name="T21">SELECT Vehicule.Typevehicule,sum(</text:span></text:p>
      <text:p text:style-name="P9"><text:span text:style-name="T21">(Retour.DateR-Retour.DateLocation)*24-Retour.heureLocation+Retour.heureR) as temps</text:span></text:p>
      <text:p text:style-name="P9"><text:span text:style-name="T21">FROM Location,Vehicule,TypeVehicule,Abonnees,Retour</text:span></text:p>
      <text:p text:style-name="P9"><text:span text:style-name="T21">WHERE Retour.DateLocation=Location.dateLocation</text:span></text:p>
      <text:p text:style-name="P9"><text:span text:style-name="T21">AND Retour.heureLocation=Location.heureLocation</text:span></text:p>
      <text:p text:style-name="P9"><text:span text:style-name="T21">AND Retour.idVehicule=Location.idVehicule</text:span></text:p>
      <text:p text:style-name="P9"><text:span text:style-name="T21">AND Location.idVehicule=Vehicule.idVehicule</text:span></text:p>
      <text:p text:style-name="P9"><text:span text:style-name="T21">AND Vehicule.typeVehicule=TypeVehicule.typeVehicule</text:span></text:p>
      <text:p text:style-name="P9"><text:span text:style-name="T21">AND Location.cbAbonne=Abonnees.cbAbonne</text:span></text:p>
      <text:p text:style-name="P9"><text:span text:style-name="T21">AND (CURRENT_DATE-Abonnees.dateNaissance)&lt;3650*(0+1)</text:span></text:p>
      <text:p text:style-name="P9"><text:span text:style-name="T21">AND (CURRENT_DATE-Abonnees.dateNaissance)&gt;=3650*(0)</text:span></text:p>
      <text:p text:style-name="P9"><text:span text:style-name="T21">GROUP BY Vehicule.TypeVehicule</text:span></text:p>
      <text:p text:style-name="P9"><text:span text:style-name="T21">ORDER bY temps DESC;</text:span></text:p>
      <text:p text:style-name="P9"><text:span text:style-name="T21"/></text:p>
      <text:p text:style-name="P9"><text:span text:style-name="T21"/></text:p>
      <text:list xml:id="list7523172261748271793" text:style-name="L8">
        <text:list-item>
          <text:p text:style-name="P15"><text:span text:style-name="T5">Taux d’occupation des stations sur la journée</text:span></text:p>
          <text:p text:style-name="P16"><text:span text:style-name="T21">paramètres : une journée donnée</text:span></text:p>
        </text:list-item>
      </text:list>
      <text:p text:style-name="P17"><text:span text:style-name="T21"/></text:p>
      <text:p text:style-name="P10"><text:span text:style-name="T5">//</text:span><text:span text:style-name="T11">Nous voulions calculer avec précisions <text:s/>le nombre de véhicules présents dans la stations à chaque heure afin de déterminer l’heure de pointe et donc le taux d’occupations maximal. La jointure s’avérant complexe, nous nous somme contenter de calculer le nombre moyen de véhicule présent dans la station au cours de la journée. Pour cela, nous avons calculer le flux dans une station donnée, c’est à dire ajouter les arrivés et retirer les départs en initialisant une repartion uniforme des vehicules à l’heure 0. Le code java se contente alors de récupérer le nombre de départs a, et le nombre d’arrivés b, ainsi que le nombre de places disponibles c pour chacune des stations et execute le calcule suivant :</text:span></text:p>
      <text:p text:style-name="P11"><text:span text:style-name="T11">t</text:span><text:span text:style-name="T5">aux=</text:span><text:span text:style-name="T22">((x/y)+'b-a)/c , </text:span><text:span text:style-name="T21">x étant le nombre total de véhicule et y le nombre de stations.</text:span><text:span text:style-name="T5"> </text:span></text:p>
      <text:p text:style-name="P10"><text:span text:style-name="T21"/></text:p>
      <text:p text:style-name="P10"><text:span text:style-name="T21">--c <text:s text:c="81"/></text:span></text:p>
      <text:p text:style-name="P10"><text:span text:style-name="T21">SELECT sum( nombrePlace) <text:s text:c="63"/></text:span></text:p>
      <text:p text:style-name="P10"><text:span text:style-name="T21">FROM Dispatching <text:s text:c="66"/></text:span></text:p>
      <text:p text:style-name="P10"><text:span text:style-name="T21">WHERE nomStation='station1' <text:s text:c="55"/></text:span></text:p>
      <text:p text:style-name="P10"><text:span text:style-name="T21">GROUP BY nomStation; <text:s text:c="62"/></text:span></text:p>
      <text:p text:style-name="P10"><text:span text:style-name="T21">--b <text:s text:c="81"/></text:span></text:p>
      <text:p text:style-name="P10"><text:span text:style-name="T21">SELECT nomStation,count(heureR) <text:s text:c="51"/></text:span></text:p>
      <text:p text:style-name="P10"><text:span text:style-name="T21">FROM retour <text:s text:c="71"/></text:span></text:p>
      <text:p text:style-name="P10"><text:span text:style-name="T21">WHERE dateR=TO_DATE('2016/11/19','yyyy/mm/dd') <text:s text:c="36"/></text:span></text:p>
      <text:p text:style-name="P10"><text:span text:style-name="T21">GROUP BY nomStation ; <text:s text:c="81"/></text:span></text:p>
      <text:p text:style-name="P10"><text:span text:style-name="T21">--a <text:s text:c="81"/></text:span></text:p>
      <text:p text:style-name="P10"><text:span text:style-name="T21">SELECT nomStation,count(heureLocation) <text:s text:c="44"/></text:span></text:p>
      <text:p text:style-name="P10"><text:span text:style-name="T21">FROM location <text:s text:c="69"/></text:span></text:p>
      <text:p text:style-name="P10"><text:span text:style-name="T21">WHERE DateLocation=TO_DATE('2016/11/19','yyyy/mm/dd') <text:s text:c="29"/></text:span></text:p>
      <text:p text:style-name="P10"><text:soft-page-break/><text:span text:style-name="T21">GROUP BY nomStation; </text:span></text:p>
      <text:p text:style-name="P10"><text:span text:style-name="T21">--x <text:s text:c="81"/></text:span></text:p>
      <text:p text:style-name="P10"><text:span text:style-name="T21">SELECT count(*) <text:s text:c="67"/></text:span></text:p>
      <text:p text:style-name="P10"><text:span text:style-name="T21">FROM Vehicule; <text:s text:c="68"/></text:span></text:p>
      <text:p text:style-name="P10"><text:span text:style-name="T21">--y <text:s text:c="81"/></text:span></text:p>
      <text:p text:style-name="P10"><text:span text:style-name="T21">SELECT count(*) <text:s text:c="67"/></text:span></text:p>
      <text:p text:style-name="P10"><text:span text:style-name="T21">FROM Station; <text:s text:c="69"/></text:span></text:p>
      <text:p text:style-name="P10"><text:span text:style-name="T21"/></text:p>
      <text:p text:style-name="P10"><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5:47:59.261923879</meta:creation-date>
    <dc:date>2016-11-22T16:49:24.679270695</dc:date>
    <meta:editing-duration>PT1H38S</meta:editing-duration>
    <meta:editing-cycles>15</meta:editing-cycles>
    <meta:generator>LibreOffice/5.2.2.2.0$Linux_X86_64 LibreOffice_project/20m0$Build-2</meta:generator>
    <meta:document-statistic meta:table-count="0" meta:image-count="0" meta:object-count="0" meta:page-count="4" meta:paragraph-count="119" meta:word-count="654" meta:character-count="6869" meta:non-whitespace-character-count="5016"/>
  </office:meta>
</office:document-meta>
</file>